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7.3999996185303pt" fo:font-weight="bold" style:font-name-asian="文泉驿微米黑" style:font-size-asian="24pt" style:font-weight-asian="bold" style:font-size-complex="27.399999618530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name-asian="文泉驿微米黑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T1" style:family="text">
      <style:text-properties officeooo:rsid="00035a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游戏接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作者：<text:span text:style-name="T1">Rob&lt;</text:span><text:a xlink:type="simple" xlink:href="mailto:code.server.matrix@gmail.com"><text:span text:style-name="T1">code.server.matrix@gmail.com</text:span></text:a><text:span text:style-name="T1">&gt;</text:span></text:p>
      <text:p text:style-name="P4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6T23:18:33</meta:creation-date>
    <dc:date>2012-10-26T23:22:31</dc:date>
    <dc:creator>rob </dc:creator>
    <meta:editing-duration>P0D</meta:editing-duration>
    <meta:editing-cycles>1</meta:editing-cycles>
    <meta:document-statistic meta:table-count="0" meta:image-count="0" meta:object-count="0" meta:page-count="2" meta:paragraph-count="2" meta:word-count="8" meta:character-count="40" meta:non-whitespace-character-count="40"/>
    <meta:generator>LibreOffice/3.6$Linux_x86 LibreOffice_project/360m1$Build-2</meta:generator>
  </office:meta>
</office:document-meta>
</file>